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5in" style:auto-text-indent="false" style:writing-mode="lr-tb"/>
    </style:style>
    <style:style style:name="P2" style:family="paragraph" style:parent-style-name="Standard">
      <style:paragraph-properties fo:margin-left="0in" fo:margin-right="0in" fo:text-align="justify" style:justify-single-word="false" fo:text-indent="0.25in" style:auto-text-indent="false" style:writing-mode="lr-tb"/>
      <style:text-properties fo:language="pt" fo:country="BR"/>
    </style:style>
    <style:style style:name="P3" style:family="paragraph" style:parent-style-name="Standard">
      <style:paragraph-properties fo:margin-left="0in" fo:margin-right="0in" fo:text-align="center" style:justify-single-word="false" fo:text-indent="0.25in" style:auto-text-indent="false" style:writing-mode="lr-tb"/>
    </style:style>
    <style:style style:name="P4" style:family="paragraph" style:parent-style-name="Standard">
      <style:paragraph-properties fo:margin-left="0in" fo:margin-right="0in" fo:text-align="justify" style:justify-single-word="false" fo:text-indent="0.25in" style:auto-text-indent="false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align="center" style:justify-single-word="false" fo:text-indent="0.25in" style:auto-text-indent="false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.25in" style:auto-text-indent="false" style:writing-mode="lr-tb"/>
      <style:text-properties fo:font-size="8pt" fo:language="pt" fo:country="BR" style:font-size-asian="8pt" style:font-size-complex="8pt"/>
    </style:style>
    <style:style style:name="P7" style:family="paragraph" style:parent-style-name="Standard">
      <style:paragraph-properties fo:margin-left="0in" fo:margin-right="0in" fo:text-align="justify" style:justify-single-word="false" fo:text-indent="0.25in" style:auto-text-indent="false" style:writing-mode="lr-tb"/>
      <style:text-properties fo:font-size="8pt" fo:language="pt" fo:country="BR" fo:font-style="normal" style:font-size-asian="8pt" style:font-style-asian="normal" style:font-size-complex="8pt" style:font-style-complex="normal"/>
    </style:style>
    <style:style style:name="P8" style:family="paragraph" style:parent-style-name="Table_20_Contents">
      <style:paragraph-properties fo:text-align="justify" style:justify-single-word="false" style:writing-mode="lr-tb"/>
    </style:style>
    <style:style style:name="P9" style:family="paragraph" style:parent-style-name="Table_20_Contents">
      <style:paragraph-properties fo:text-align="justify" style:justify-single-word="false" style:writing-mode="lr-tb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font-size="8pt" fo:language="pt" fo:country="BR" style:font-size-asian="8pt" style:font-size-complex="8pt"/>
    </style:style>
    <style:style style:name="T3" style:family="text">
      <style:text-properties fo:font-size="8pt" fo:language="pt" fo:country="BR" fo:font-style="normal" style:font-size-asian="8pt" style:font-style-asian="normal" style:font-size-complex="8pt" style:font-style-complex="normal"/>
    </style:style>
    <style:style style:name="T4" style:family="text">
      <style:text-properties fo:font-size="8pt" fo:language="pt" fo:country="BR" fo:font-style="italic" style:font-size-asian="8pt" style:font-style-asian="italic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2pt" fo:language="pt" fo:country="BR" style:font-size-asian="12pt" style:font-size-complex="12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lo Básico de GDD </text:span></text:p>
      <text:p text:style-name="P2"/>
      <text:p text:style-name="P3"><text:span text:style-name="T1">Conceito:</text:span></text:p>
      <text:p text:style-name="P2"/>
      <text:p text:style-name="P8"><text:span text:style-name="T1">Título Provisório: </text:span></text:p>
      <text:p text:style-name="P1"><text:span text:style-name="T2">O título inicial para o seu jogo. “Jogo de plataforma” não é um bom título final, mas se você não tem nada em mente, algo assim pode servir por enquanto.</text:span></text:p>
      <text:p text:style-name="P6"/>
      <text:p text:style-name="P8"><text:span text:style-name="T1">Conceito Inicial: </text:span></text:p>
      <text:p text:style-name="P1"><text:span text:style-name="T2">Explique o conceito do seu jogo. Qual é a ideia? Por que ela é interessante?</text:span></text:p>
      <text:p text:style-name="P2"/>
      <text:p text:style-name="P8"><text:span text:style-name="T1">Gêneros: </text:span></text:p>
      <text:p text:style-name="P1"><text:span text:style-name="T2">Em quais gêneros de jogos seu jogo se encaixa? (Plataforma, Shooter, Sidescroller, Puzzle, etc...)</text:span></text:p>
      <text:p text:style-name="P2"/>
      <text:p text:style-name="P8"><text:span text:style-name="T1">Detalhes Interessantes: </text:span></text:p>
      <text:p text:style-name="P1"><text:span text:style-name="T2">Existe algum detalhe interessante que diferencia sua ideia de outros jogos? Por quê as pessoas vão querer jogá-lo?</text:span></text:p>
      <text:p text:style-name="P2"/>
      <text:p text:style-name="P8"><text:span text:style-name="T1">Público Alvo: </text:span></text:p>
      <text:p text:style-name="P1"><text:span text:style-name="T3">Para quem está fazendo o seu jogo? É um jogo casual, ou apenas para um público específico? Para fãs de shooters, fãs de jogos retrô? O jogo é amigável para crianças ou contém conteúdo adulto (como violência extrema, temas sexuais, etc.)? </text:span></text:p>
      <text:p text:style-name="P2"/>
      <text:p text:style-name="P3"><text:span text:style-name="T7">Detalhes Técnicos</text:span></text:p>
      <text:p text:style-name="P8"><text:span text:style-name="T1">Plataforma: </text:span></text:p>
      <text:p text:style-name="P1"><text:span text:style-name="T5">Qual é a plataforma em que seu jogo estará disponível para uso? Computadores? Telefones celulares? Consoles de jogos?</text:span></text:p>
      <text:p text:style-name="P2"/>
      <text:p text:style-name="P8"><text:span text:style-name="T1">Tecnologias: </text:span></text:p>
      <text:p text:style-name="P1"><text:span text:style-name="T2">Quais são </text:span><text:span text:style-name="T3">as tecnologias usadas para a criação do jogo? Quais linguagens? Unity, Javascript? (Se está seguindo meu manual, falo sobre isso mais a frente)</text:span></text:p>
      <text:p text:style-name="P2"/>
      <text:p text:style-name="P8"><text:span text:style-name="T1">Interação: </text:span></text:p>
      <text:p text:style-name="P1"><text:span text:style-name="T3">Qual é a interface utilizada para a interação do jogador com o jogo? Touchscreen, controle, teclado e mouse? Temos controle por movimento? Algum tipo de </text:span><text:span text:style-name="T4">feedback</text:span><text:span text:style-name="T3"> diferente?</text:span></text:p>
      <text:p text:style-name="P2"/>
      <text:p text:style-name="P8"><text:span text:style-name="T1">Monetização: </text:span></text:p>
      <text:p text:style-name="P1"><text:span text:style-name="T2">Seu jogo será de graça ou pago? Será free 2 play (grátis para jogar) com microtransações? </text:span></text:p>
      <text:p text:style-name="P2"/>
      <text:p text:style-name="P3"><text:span text:style-name="T7">Detalhes Conceituais:</text:span></text:p>
      <text:p text:style-name="P8"><text:span text:style-name="T1">Cenário: </text:span></text:p>
      <text:p text:style-name="P1"><text:span text:style-name="T2">Em que tipo de mundo o seu jogo se passa? Uma terra fantástica como a Terra Média? Um futuro distópico cyberpunk? Quem sabe no “mundo real”?</text:span></text:p>
      <text:p text:style-name="P4"/>
      <text:p text:style-name="P8"><text:span text:style-name="T1">Enredo: </text:span></text:p>
      <text:p text:style-name="P1"><text:span text:style-name="T2">Qual é a história do jogo? Em termos gerais, o que acontece no decorrer da narrativa?</text:span></text:p>
      <text:p text:style-name="P2"/>
      <text:p text:style-name="P8"><text:span text:style-name="T1">Contexto: </text:span></text:p>
      <text:p text:style-name="P1"><text:span text:style-name="T2">Precisa dar mais detalhes ao enredo que não se encaixam nos dois tópicos acima?</text:span></text:p>
      <text:p text:style-name="P2"/>
      <text:p text:style-name="P8"><text:span text:style-name="T1">Temas: </text:span></text:p>
      <text:p text:style-name="P1"><text:span text:style-name="T2">Quais são os temas narrativos que deseja explorar na história? Como isso vai refletir no </text:span><text:span text:style-name="T4">gameplay</text:span><text:span text:style-name="T3"> e na história?</text:span></text:p>
      <text:p text:style-name="P2"/>
      <text:p text:style-name="P8"><text:span text:style-name="T1">Formato de Narrativa: </text:span></text:p>
      <text:p text:style-name="P1"><text:span text:style-name="T3">Como essa história será contada? </text:span><text:span text:style-name="T4">Cutscenes</text:span><text:span text:style-name="T3"> cinematográficas? Diálogo em caixas de texto? Através do cenário? Um pouco de cada?</text:span></text:p>
      <text:p text:style-name="P2"/>
      <text:p text:style-name="P8"><text:span text:style-name="T1">Personagens: </text:span></text:p>
      <text:p text:style-name="P1"><text:span text:style-name="T3">Quem são os personagens no seu jogo? Como eles interagem entre si? Existe um vilão? </text:span></text:p>
      <text:p text:style-name="P2"/>
      <text:p text:style-name="P2"><text:soft-page-break/></text:p>
      <text:p text:style-name="P3"><text:span text:style-name="T7">Detalhes de Gameplay</text:span></text:p>
      <text:p text:style-name="P8"><text:span text:style-name="T1">Mecânicas Primárias: </text:span></text:p>
      <text:p text:style-name="P1"><text:span text:style-name="T2">Quais são </text:span><text:span text:style-name="T3">as mecânicas primárias do seu jogo? Como o seu jogador vai interagir com o mundo simulado? Qual é o Core Loop?</text:span></text:p>
      <text:p text:style-name="P4"/>
      <text:p text:style-name="P8"><text:span text:style-name="T1">Mecânicas Secundárias: </text:span></text:p>
      <text:p text:style-name="P1"><text:span text:style-name="T3">Quais mecânicas tangenciais você deseja incluir? Leaderboards online? Cloud Saves? Conquistas?</text:span></text:p>
      <text:p text:style-name="P4"/>
      <text:p text:style-name="P8"><text:span text:style-name="T1">Objetivos/Condição de Vitória: </text:span></text:p>
      <text:p text:style-name="P1"><text:span text:style-name="T2">Quais são </text:span><text:span text:style-name="T3">os objetivos do jogador? Qual é a condição de vitória?</text:span></text:p>
      <text:p text:style-name="P4"/>
      <text:p text:style-name="P8"><text:span text:style-name="T1">Desafio: </text:span></text:p>
      <text:p text:style-name="P1"><text:span text:style-name="T3">Como o jogo desafia o jogador? Como a dificuldade aumenta no decorrer do jogo?</text:span></text:p>
      <text:p text:style-name="P7"/>
      <text:p text:style-name="P8"><text:span text:style-name="T1">Sistema de Recompensa: </text:span></text:p>
      <text:p text:style-name="P1"><text:span text:style-name="T6">Você ganha dinheiro, experiência, pontos? Existem itens colecionáveis, upgrades, armas alternativas? </text:span></text:p>
      <text:p text:style-name="P9"/>
      <text:p text:style-name="P8"><text:span text:style-name="T1">Condições de Derrota: </text:span></text:p>
      <text:p text:style-name="P1"><text:span text:style-name="T2">Quais são </text:span><text:span text:style-name="T3">as condições para vencer ou perder o jogo? Energia? Tempo? Vidas?</text:span></text:p>
      <text:p text:style-name="P2"/>
      <text:p text:style-name="P2"/>
      <text:p text:style-name="P3"><text:span text:style-name="T7">Detalhes Áudiovisuais</text:span></text:p>
      <text:p text:style-name="P8"><text:span text:style-name="T1">Estilo Visual: </text:span></text:p>
      <text:p text:style-name="P1"><text:span text:style-name="T2">Qual é o estilo visual do seu jogo? Ele usa pixel art, voxels? É 3D? Em um estilo realista, ou mais fantástico?</text:span></text:p>
      <text:p text:style-name="P2"/>
      <text:p text:style-name="P8"><text:span text:style-name="T1">Estilo Musical: </text:span></text:p>
      <text:p text:style-name="P1"><text:span text:style-name="T3">Que tipo de música vai tocar no seu jogo? Orquestral? Chiptunes? Qual o gênero musical que melhor define suas músicas de fundo?</text:span></text:p>
      <text:p text:style-name="P2"/>
      <text:p text:style-name="P8"><text:span text:style-name="T1">Efeitos Sonoros: </text:span></text:p>
      <text:p text:style-name="P1"><text:span text:style-name="T3">Estilo de efeitos que não são a música de fundo. São realistas, fantásticos? São atmosféricos ou satisfatórios? </text:span></text:p>
      <text:p text:style-name="P2"/>
      <text:p text:style-name="P8"><text:span text:style-name="T1">Estilo da Interface: </text:span></text:p>
      <text:p text:style-name="P1"><text:span text:style-name="T3">Como serão os menus e outros elementos de interface? Existem informações em tela como barras de vida, contadores de pontos, etc? Quais telas vão existir no seu jogo?</text:span></text:p>
      <text:p text:style-name="P2"/>
      <text:p text:style-name="P2"/>
      <text:p text:style-name="P3"><text:span text:style-name="T7">Objetos e Assets de Jogo:</text:span></text:p>
      <text:p text:style-name="P8"><text:span text:style-name="T1">Entidades: </text:span></text:p>
      <text:p text:style-name="P1"><text:span text:style-name="T3">Quais são as entidades do seu jogo? NPCs, Inimigos, personagens jogáveis…</text:span></text:p>
      <text:p text:style-name="P2"/>
      <text:p text:style-name="P8"><text:span text:style-name="T1">Objetos: </text:span></text:p>
      <text:p text:style-name="P1"><text:span text:style-name="T3">Objetos interativos ou de cenário, localizações, etc…</text:span></text:p>
      <text:p text:style-name="P7"/>
      <text:p text:style-name="P8"><text:span text:style-name="T1">Texturas/Modelos/Etc.: </text:span></text:p>
      <text:p text:style-name="P1"><text:span text:style-name="T3">(Preencher mais tarde) Lista de ferramentas utilizadas durante o desenvolvimento para criação de arte, música, modelos, mapas, etc.</text:span></text:p>
      <text:p text:style-name="P2"/>
      <text:p text:style-name="P8"><text:span text:style-name="T1">Ferramentas de Desenvolvimento: </text:span></text:p>
      <text:p text:style-name="P1"><text:span text:style-name="T3">Lista de ferramentas utilizadas durante o desenvolvimento para criação de arte, música, modelos, mapas, etc.</text:span></text:p>
      <text:p text:style-name="P2"/>
      <text:p text:style-name="P3"><text:span text:style-name="T7">Ferramentas:</text:span></text:p>
      <text:p text:style-name="P5"/>
      <text:p text:style-name="P8"><text:span text:style-name="T1">Ferramentas de Desenvolvimento: </text:span></text:p>
      <text:p text:style-name="P1"><text:span text:style-name="T3">Lista de ferramentas utilizadas durante o desenvolvimento para criação de arte, música, modelos, mapas, etc.</text:span></text:p>
      <text:p text:style-name="P2"/>
      <text:p text:style-name="P2"/>
      <text:p text:style-name="P3"><text:soft-page-break/><text:span text:style-name="T7">Planos:</text:span></text:p>
      <text:p text:style-name="P8"><text:span text:style-name="T1">Wishlist: </text:span></text:p>
      <text:p text:style-name="P1"><text:span text:style-name="T3">O que planeja implementar/incluir no projeto no futuro? Mecânicas, outros modos, updates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ja" style:country-asian="JP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05:54:41</meta:creation-date>
    <dc:language>pt-BR</dc:language>
    <dc:date>2023-04-25T07:10:10</dc:date>
    <meta:editing-cycles>52</meta:editing-cycles>
    <meta:editing-duration>PT5H32M</meta:editing-duration>
    <meta:generator>LibreOffice/7.4.4.2$Windows_X86_64 LibreOffice_project/85569322deea74ec9134968a29af2df5663baa21</meta:generator>
    <meta:document-statistic meta:table-count="0" meta:image-count="0" meta:object-count="0" meta:page-count="3" meta:paragraph-count="71" meta:word-count="639" meta:character-count="4116" meta:non-whitespace-character-count="3511"/>
    <meta:user-defined meta:name="AppVersion">15.0000</meta:user-defined>
  </office:meta>
</office:document-meta>
</file>